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e7e6e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solid" draw:fill-color="#e7e6e6"/>
      <style:paragraph-properties fo:text-align="start" style:font-independent-line-spacing="true"/>
      <style:text-properties fo:font-size="11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Title_20_Slide" presentation:presentation-page-layout-name="AL1T0">
        <draw:custom-shape draw:name="Freeform 3" draw:style-name="gr1" draw:text-style-name="P1" draw:layer="layout" svg:width="11.631cm" svg:height="8.624cm" svg:x="5.5cm" svg:y="2.715cm">
          <text:p/>
          <draw:enhanced-geometry draw:mirror-horizontal="true" draw:mirror-vertical="false" svg:viewBox="0 0 0 0" drawooo:sub-view-size="979612 658446" draw:text-areas="0 0 ?f98 ?f99" draw:type="ooxml-non-primitive" draw:enhanced-path="M 626694 500766 C 658274 500766 683875 526366 683875 557947 683875 589527 658274 615128 626694 615128 595113 615128 569513 589527 569513 557947 569513 526366 595113 500766 626694 500766 Z M 352919 500765 C 384499 500765 410100 526366 410100 557946 410100 589527 384499 615127 352919 615127 321338 615127 295737 589527 295737 557946 295737 526366 321338 500765 352919 500765 Z M 489807 202385 C 523492 202385 550800 229692 550800 263378 550800 297063 523492 324371 489807 324371 456122 324371 428814 297063 428814 263378 428814 229692 456122 202385 489807 202385 Z M 175791 200142 C 137652 200142 106735 246628 106735 303972 106735 361316 137652 407802 175791 407802 154055 383291 141263 344823 141263 303972 141263 263120 154055 224653 175791 200142 Z M 803821 200142 C 825557 224653 838349 263120 838349 303972 838349 344823 825557 383291 803821 407802 841960 407802 872877 361316 872877 303972 872877 246628 841960 200142 803821 200142 Z M 489807 97034 C 397937 97034 323463 171509 323463 263378 323463 355247 397937 429722 489807 429722 581676 429722 656151 355247 656151 263378 656151 171509 581676 97034 489807 97034 Z M 139849 93700 C 62613 93700 0 187842 0 303971 0 420100 62613 514242 139849 514242 80774 482466 41350 398306 41350 303971 41350 209636 80774 125476 139849 93700 Z M 839763 93700 C 898838 125476 938262 209636 938262 303971 938262 398306 898838 482466 839763 514242 916999 514242 979612 420100 979612 303971 979612 187842 916999 93700 839763 93700 Z M 489806 69310 C 596987 69310 683875 156198 683875 263379 683875 370560 596987 457447 489806 457447 382625 457447 295738 370560 295738 263379 295738 156198 382625 69310 489806 69310 Z M 735857 0 L 243755 0 243755 658446 735857 658446 Z N">
            <draw:equation draw:name="f0" draw:formula="626694*logwidth/979612"/>
            <draw:equation draw:name="f1" draw:formula="500766*logheight/658446"/>
            <draw:equation draw:name="f2" draw:formula="683875*logwidth/979612"/>
            <draw:equation draw:name="f3" draw:formula="557947*logheight/658446"/>
            <draw:equation draw:name="f4" draw:formula="626694*logwidth/979612"/>
            <draw:equation draw:name="f5" draw:formula="615128*logheight/658446"/>
            <draw:equation draw:name="f6" draw:formula="569513*logwidth/979612"/>
            <draw:equation draw:name="f7" draw:formula="557947*logheight/658446"/>
            <draw:equation draw:name="f8" draw:formula="626694*logwidth/979612"/>
            <draw:equation draw:name="f9" draw:formula="500766*logheight/658446"/>
            <draw:equation draw:name="f10" draw:formula="352919*logwidth/979612"/>
            <draw:equation draw:name="f11" draw:formula="500765*logheight/658446"/>
            <draw:equation draw:name="f12" draw:formula="410100*logwidth/979612"/>
            <draw:equation draw:name="f13" draw:formula="557946*logheight/658446"/>
            <draw:equation draw:name="f14" draw:formula="352919*logwidth/979612"/>
            <draw:equation draw:name="f15" draw:formula="615127*logheight/658446"/>
            <draw:equation draw:name="f16" draw:formula="295737*logwidth/979612"/>
            <draw:equation draw:name="f17" draw:formula="557946*logheight/658446"/>
            <draw:equation draw:name="f18" draw:formula="352919*logwidth/979612"/>
            <draw:equation draw:name="f19" draw:formula="500765*logheight/658446"/>
            <draw:equation draw:name="f20" draw:formula="489807*logwidth/979612"/>
            <draw:equation draw:name="f21" draw:formula="202385*logheight/658446"/>
            <draw:equation draw:name="f22" draw:formula="550800*logwidth/979612"/>
            <draw:equation draw:name="f23" draw:formula="263378*logheight/658446"/>
            <draw:equation draw:name="f24" draw:formula="489807*logwidth/979612"/>
            <draw:equation draw:name="f25" draw:formula="324371*logheight/658446"/>
            <draw:equation draw:name="f26" draw:formula="428814*logwidth/979612"/>
            <draw:equation draw:name="f27" draw:formula="263378*logheight/658446"/>
            <draw:equation draw:name="f28" draw:formula="489807*logwidth/979612"/>
            <draw:equation draw:name="f29" draw:formula="202385*logheight/658446"/>
            <draw:equation draw:name="f30" draw:formula="175791*logwidth/979612"/>
            <draw:equation draw:name="f31" draw:formula="200142*logheight/658446"/>
            <draw:equation draw:name="f32" draw:formula="106735*logwidth/979612"/>
            <draw:equation draw:name="f33" draw:formula="303972*logheight/658446"/>
            <draw:equation draw:name="f34" draw:formula="175791*logwidth/979612"/>
            <draw:equation draw:name="f35" draw:formula="407802*logheight/658446"/>
            <draw:equation draw:name="f36" draw:formula="141263*logwidth/979612"/>
            <draw:equation draw:name="f37" draw:formula="303972*logheight/658446"/>
            <draw:equation draw:name="f38" draw:formula="175791*logwidth/979612"/>
            <draw:equation draw:name="f39" draw:formula="200142*logheight/658446"/>
            <draw:equation draw:name="f40" draw:formula="803821*logwidth/979612"/>
            <draw:equation draw:name="f41" draw:formula="200142*logheight/658446"/>
            <draw:equation draw:name="f42" draw:formula="838349*logwidth/979612"/>
            <draw:equation draw:name="f43" draw:formula="303972*logheight/658446"/>
            <draw:equation draw:name="f44" draw:formula="803821*logwidth/979612"/>
            <draw:equation draw:name="f45" draw:formula="407802*logheight/658446"/>
            <draw:equation draw:name="f46" draw:formula="872877*logwidth/979612"/>
            <draw:equation draw:name="f47" draw:formula="303972*logheight/658446"/>
            <draw:equation draw:name="f48" draw:formula="803821*logwidth/979612"/>
            <draw:equation draw:name="f49" draw:formula="200142*logheight/658446"/>
            <draw:equation draw:name="f50" draw:formula="489807*logwidth/979612"/>
            <draw:equation draw:name="f51" draw:formula="97034*logheight/658446"/>
            <draw:equation draw:name="f52" draw:formula="323463*logwidth/979612"/>
            <draw:equation draw:name="f53" draw:formula="263378*logheight/658446"/>
            <draw:equation draw:name="f54" draw:formula="489807*logwidth/979612"/>
            <draw:equation draw:name="f55" draw:formula="429722*logheight/658446"/>
            <draw:equation draw:name="f56" draw:formula="656151*logwidth/979612"/>
            <draw:equation draw:name="f57" draw:formula="263378*logheight/658446"/>
            <draw:equation draw:name="f58" draw:formula="489807*logwidth/979612"/>
            <draw:equation draw:name="f59" draw:formula="97034*logheight/658446"/>
            <draw:equation draw:name="f60" draw:formula="139849*logwidth/979612"/>
            <draw:equation draw:name="f61" draw:formula="93700*logheight/658446"/>
            <draw:equation draw:name="f62" draw:formula="0*logwidth/979612"/>
            <draw:equation draw:name="f63" draw:formula="303971*logheight/658446"/>
            <draw:equation draw:name="f64" draw:formula="139849*logwidth/979612"/>
            <draw:equation draw:name="f65" draw:formula="514242*logheight/658446"/>
            <draw:equation draw:name="f66" draw:formula="41350*logwidth/979612"/>
            <draw:equation draw:name="f67" draw:formula="303971*logheight/658446"/>
            <draw:equation draw:name="f68" draw:formula="139849*logwidth/979612"/>
            <draw:equation draw:name="f69" draw:formula="93700*logheight/658446"/>
            <draw:equation draw:name="f70" draw:formula="839763*logwidth/979612"/>
            <draw:equation draw:name="f71" draw:formula="93700*logheight/658446"/>
            <draw:equation draw:name="f72" draw:formula="938262*logwidth/979612"/>
            <draw:equation draw:name="f73" draw:formula="303971*logheight/658446"/>
            <draw:equation draw:name="f74" draw:formula="839763*logwidth/979612"/>
            <draw:equation draw:name="f75" draw:formula="514242*logheight/658446"/>
            <draw:equation draw:name="f76" draw:formula="979612*logwidth/979612"/>
            <draw:equation draw:name="f77" draw:formula="303971*logheight/658446"/>
            <draw:equation draw:name="f78" draw:formula="839763*logwidth/979612"/>
            <draw:equation draw:name="f79" draw:formula="93700*logheight/658446"/>
            <draw:equation draw:name="f80" draw:formula="489806*logwidth/979612"/>
            <draw:equation draw:name="f81" draw:formula="69310*logheight/658446"/>
            <draw:equation draw:name="f82" draw:formula="683875*logwidth/979612"/>
            <draw:equation draw:name="f83" draw:formula="263379*logheight/658446"/>
            <draw:equation draw:name="f84" draw:formula="489806*logwidth/979612"/>
            <draw:equation draw:name="f85" draw:formula="457447*logheight/658446"/>
            <draw:equation draw:name="f86" draw:formula="295738*logwidth/979612"/>
            <draw:equation draw:name="f87" draw:formula="263379*logheight/658446"/>
            <draw:equation draw:name="f88" draw:formula="489806*logwidth/979612"/>
            <draw:equation draw:name="f89" draw:formula="69310*logheight/658446"/>
            <draw:equation draw:name="f90" draw:formula="735857*logwidth/979612"/>
            <draw:equation draw:name="f91" draw:formula="0*logheight/658446"/>
            <draw:equation draw:name="f92" draw:formula="243755*logwidth/979612"/>
            <draw:equation draw:name="f93" draw:formula="0*logheight/658446"/>
            <draw:equation draw:name="f94" draw:formula="243755*logwidth/979612"/>
            <draw:equation draw:name="f95" draw:formula="658446*logheight/658446"/>
            <draw:equation draw:name="f96" draw:formula="735857*logwidth/979612"/>
            <draw:equation draw:name="f97" draw:formula="658446*logheight/658446"/>
            <draw:equation draw:name="f98" draw:formula="logwidth"/>
            <draw:equation draw:name="f99" draw:formula="logheight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5-05-26">5/26/15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uke</meta:initial-creator>
    <dc:creator>Andras Timar</dc:creator>
    <meta:editing-cycles>3</meta:editing-cycles>
    <meta:creation-date>2014-09-23T11:58:59</meta:creation-date>
    <dc:date>2015-05-26T18:25:18.479340027</dc:date>
    <meta:editing-duration>P0D</meta:editing-duration>
    <meta:generator>LibreOffice/5.1.0.0.alpha1$Linux_X86_64 LibreOffice_project/891304bb0ad3af9d8d73f947f25477abf57485a4</meta:generator>
    <meta:document-statistic meta:object-count="2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